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9" office:value-type="string" calcext:value-type="string">
            <text:p>Gear ratio</text:p>
          </table:table-cell>
          <table:table-cell table:style-name="ce12" table:formula="of:=4.3*1.63" office:value-type="float" office:value="7.009" calcext:value-type="float">
            <text:p>7.009</text:p>
          </table:table-cell>
          <table:table-cell office:value-type="string" calcext:value-type="string">
            <text:p>(reduction)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table:style-name="ce10" office:value-type="string" calcext:value-type="string">
            <text:p>Wheel radius</text:p>
          </table:table-cell>
          <table:table-cell table:style-name="ce12" table:formula="of:=26.3*25.4/1000/2" office:value-type="float" office:value="0.33401" calcext:value-type="float">
            <text:p>0.3340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orque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Vehicle mass</text:p>
          </table:table-cell>
          <table:table-cell table:style-name="ce12" office:value-type="float" office:value="1300" calcext:value-type="float">
            <text:p>1300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heel torque</text:p>
          </table:table-cell>
          <table:table-cell table:style-name="ce12" table:formula="of:=[.B3]*[.B1]" office:value-type="float" office:value="1962.52" calcext:value-type="float">
            <text:p>1962.52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Force</text:p>
          </table:table-cell>
          <table:table-cell table:formula="of:=[.B5]/[.B2]" office:value-type="float" office:value="5875.63246609383" calcext:value-type="float">
            <text:p>5875.63246609383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cceleration</text:p>
          </table:table-cell>
          <table:table-cell table:style-name="ce12" table:formula="of:=[.B6]/[.B4]" office:value-type="float" office:value="4.51971728161064" calcext:value-type="float">
            <text:p>4.51971728161064</text:p>
          </table:table-cell>
          <table:table-cell table:number-columns-repeated="3"/>
        </table:table-row>
        <table:table-row table:style-name="ro1" table:number-rows-repeated="3">
          <table:table-cell table:style-name="ce9"/>
          <table:table-cell table:style-name="ce12"/>
          <table:table-cell table:number-columns-repeated="3"/>
        </table:table-row>
        <table:table-row table:style-name="ro1">
          <table:table-cell table:style-name="ce9" office:value-type="string" calcext:value-type="string">
            <text:p>Time</text:p>
          </table:table-cell>
          <table:table-cell table:style-name="ce12" office:value-type="string" calcext:value-type="string">
            <text:p>Distance</text:p>
          </table:table-cell>
          <table:table-cell office:value-type="string" calcext:value-type="string">
            <text:p>Velocity (km/h)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*[.$B$7]*[.A12]*[.A12]" office:value-type="float" office:value="0" calcext:value-type="float">
            <text:p>0</text:p>
          </table:table-cell>
          <table:table-cell table:formula="of:=[.$B$7]*[.A12]*3.6" office:value-type="float" office:value="0" calcext:value-type="float">
            <text:p>0</text:p>
          </table:table-cell>
          <table:table-cell table:formula="of:=[.$B$4]*[.$B$7]*[.C12]/3.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0.5" office:value-type="float" office:value="0.5" calcext:value-type="float">
            <text:p>0.5</text:p>
          </table:table-cell>
          <table:table-cell table:formula="of:=0.5*[.$B$7]*[.A13]*[.A13]" office:value-type="float" office:value="0.56496466020133" calcext:value-type="float">
            <text:p>0.56496466020133</text:p>
          </table:table-cell>
          <table:table-cell table:formula="of:=[.$B$7]*[.A13]*3.6" office:value-type="float" office:value="8.13549110689915" calcext:value-type="float">
            <text:p>8.13549110689915</text:p>
          </table:table-cell>
          <table:table-cell table:formula="of:=[.$B$4]*[.$B$7]*[.C13]/3.6" office:value-type="float" office:value="13278.0987986984" calcext:value-type="float">
            <text:p>13278.0987986984</text:p>
          </table:table-cell>
          <table:table-cell/>
        </table:table-row>
        <table:table-row table:style-name="ro1">
          <table:table-cell table:formula="of:=[.A13]+0.5" office:value-type="float" office:value="1" calcext:value-type="float">
            <text:p>1</text:p>
          </table:table-cell>
          <table:table-cell table:formula="of:=0.5*[.$B$7]*[.A14]*[.A14]" office:value-type="float" office:value="2.25985864080532" calcext:value-type="float">
            <text:p>2.25985864080532</text:p>
          </table:table-cell>
          <table:table-cell table:formula="of:=[.$B$7]*[.A14]*3.6" office:value-type="float" office:value="16.2709822137983" calcext:value-type="float">
            <text:p>16.2709822137983</text:p>
          </table:table-cell>
          <table:table-cell table:formula="of:=[.$B$4]*[.$B$7]*[.C14]/3.6" office:value-type="float" office:value="26556.1975973968" calcext:value-type="float">
            <text:p>26556.1975973968</text:p>
          </table:table-cell>
          <table:table-cell/>
        </table:table-row>
        <table:table-row table:style-name="ro1">
          <table:table-cell table:formula="of:=[.A14]+0.5" office:value-type="float" office:value="1.5" calcext:value-type="float">
            <text:p>1.5</text:p>
          </table:table-cell>
          <table:table-cell table:formula="of:=0.5*[.$B$7]*[.A15]*[.A15]" office:value-type="float" office:value="5.08468194181197" calcext:value-type="float">
            <text:p>5.08468194181197</text:p>
          </table:table-cell>
          <table:table-cell table:formula="of:=[.$B$7]*[.A15]*3.6" office:value-type="float" office:value="24.4064733206975" calcext:value-type="float">
            <text:p>24.4064733206975</text:p>
          </table:table-cell>
          <table:table-cell table:formula="of:=[.$B$4]*[.$B$7]*[.C15]/3.6" office:value-type="float" office:value="39834.2963960953" calcext:value-type="float">
            <text:p>39834.2963960953</text:p>
          </table:table-cell>
          <table:table-cell/>
        </table:table-row>
        <table:table-row table:style-name="ro1">
          <table:table-cell table:formula="of:=[.A15]+0.5" office:value-type="float" office:value="2" calcext:value-type="float">
            <text:p>2</text:p>
          </table:table-cell>
          <table:table-cell table:formula="of:=0.5*[.$B$7]*[.A16]*[.A16]" office:value-type="float" office:value="9.03943456322128" calcext:value-type="float">
            <text:p>9.03943456322128</text:p>
          </table:table-cell>
          <table:table-cell table:formula="of:=[.$B$7]*[.A16]*3.6" office:value-type="float" office:value="32.5419644275966" calcext:value-type="float">
            <text:p>32.5419644275966</text:p>
          </table:table-cell>
          <table:table-cell table:formula="of:=[.$B$4]*[.$B$7]*[.C16]/3.6" office:value-type="float" office:value="53112.3951947937" calcext:value-type="float">
            <text:p>53112.3951947937</text:p>
          </table:table-cell>
          <table:table-cell/>
        </table:table-row>
        <table:table-row table:style-name="ro1">
          <table:table-cell table:formula="of:=[.A16]+0.5" office:value-type="float" office:value="2.5" calcext:value-type="float">
            <text:p>2.5</text:p>
          </table:table-cell>
          <table:table-cell table:formula="of:=0.5*[.$B$7]*[.A17]*[.A17]" office:value-type="float" office:value="14.1241165050332" calcext:value-type="float">
            <text:p>14.1241165050332</text:p>
          </table:table-cell>
          <table:table-cell table:formula="of:=[.$B$7]*[.A17]*3.6" office:value-type="float" office:value="40.6774555344958" calcext:value-type="float">
            <text:p>40.6774555344958</text:p>
          </table:table-cell>
          <table:table-cell table:formula="of:=[.$B$4]*[.$B$7]*[.C17]/3.6" office:value-type="float" office:value="66390.4939934921" calcext:value-type="float">
            <text:p>66390.4939934921</text:p>
          </table:table-cell>
          <table:table-cell/>
        </table:table-row>
        <table:table-row table:style-name="ro1">
          <table:table-cell table:formula="of:=[.A17]+0.5" office:value-type="float" office:value="3" calcext:value-type="float">
            <text:p>3</text:p>
          </table:table-cell>
          <table:table-cell table:formula="of:=0.5*[.$B$7]*[.A18]*[.A18]" office:value-type="float" office:value="20.3387277672479" calcext:value-type="float">
            <text:p>20.3387277672479</text:p>
          </table:table-cell>
          <table:table-cell table:formula="of:=[.$B$7]*[.A18]*3.6" office:value-type="float" office:value="48.8129466413949" calcext:value-type="float">
            <text:p>48.8129466413949</text:p>
          </table:table-cell>
          <table:table-cell table:formula="of:=[.$B$4]*[.$B$7]*[.C18]/3.6" office:value-type="float" office:value="79668.5927921905" calcext:value-type="float">
            <text:p>79668.5927921905</text:p>
          </table:table-cell>
          <table:table-cell/>
        </table:table-row>
        <table:table-row table:style-name="ro1">
          <table:table-cell table:formula="of:=[.A18]+0.5" office:value-type="float" office:value="3.5" calcext:value-type="float">
            <text:p>3.5</text:p>
          </table:table-cell>
          <table:table-cell table:formula="of:=0.5*[.$B$7]*[.A19]*[.A19]" office:value-type="float" office:value="27.6832683498652" calcext:value-type="float">
            <text:p>27.6832683498652</text:p>
          </table:table-cell>
          <table:table-cell table:formula="of:=[.$B$7]*[.A19]*3.6" office:value-type="float" office:value="56.9484377482941" calcext:value-type="float">
            <text:p>56.9484377482941</text:p>
          </table:table-cell>
          <table:table-cell table:formula="of:=[.$B$4]*[.$B$7]*[.C19]/3.6" office:value-type="float" office:value="92946.6915908889" calcext:value-type="float">
            <text:p>92946.6915908889</text:p>
          </table:table-cell>
          <table:table-cell/>
        </table:table-row>
        <table:table-row table:style-name="ro1">
          <table:table-cell table:formula="of:=[.A19]+0.5" office:value-type="float" office:value="4" calcext:value-type="float">
            <text:p>4</text:p>
          </table:table-cell>
          <table:table-cell table:formula="of:=0.5*[.$B$7]*[.A20]*[.A20]" office:value-type="float" office:value="36.1577382528851" calcext:value-type="float">
            <text:p>36.1577382528851</text:p>
          </table:table-cell>
          <table:table-cell table:formula="of:=[.$B$7]*[.A20]*3.6" office:value-type="float" office:value="65.0839288551932" calcext:value-type="float">
            <text:p>65.0839288551932</text:p>
          </table:table-cell>
          <table:table-cell table:formula="of:=[.$B$4]*[.$B$7]*[.C20]/3.6" office:value-type="float" office:value="106224.790389587" calcext:value-type="float">
            <text:p>106224.790389587</text:p>
          </table:table-cell>
          <table:table-cell/>
        </table:table-row>
        <table:table-row table:style-name="ro1">
          <table:table-cell table:formula="of:=[.A20]+0.5" office:value-type="float" office:value="4.5" calcext:value-type="float">
            <text:p>4.5</text:p>
          </table:table-cell>
          <table:table-cell table:formula="of:=0.5*[.$B$7]*[.A21]*[.A21]" office:value-type="float" office:value="45.7621374763077" calcext:value-type="float">
            <text:p>45.7621374763077</text:p>
          </table:table-cell>
          <table:table-cell table:formula="of:=[.$B$7]*[.A21]*3.6" office:value-type="float" office:value="73.2194199620924" calcext:value-type="float">
            <text:p>73.2194199620924</text:p>
          </table:table-cell>
          <table:table-cell table:formula="of:=[.$B$4]*[.$B$7]*[.C21]/3.6" office:value-type="float" office:value="119502.889188286" calcext:value-type="float">
            <text:p>119502.889188286</text:p>
          </table:table-cell>
          <table:table-cell/>
        </table:table-row>
        <table:table-row table:style-name="ro1">
          <table:table-cell table:formula="of:=[.A21]+0.5" office:value-type="float" office:value="5" calcext:value-type="float">
            <text:p>5</text:p>
          </table:table-cell>
          <table:table-cell table:formula="of:=0.5*[.$B$7]*[.A22]*[.A22]" office:value-type="float" office:value="56.496466020133" calcext:value-type="float">
            <text:p>56.496466020133</text:p>
          </table:table-cell>
          <table:table-cell table:formula="of:=[.$B$7]*[.A22]*3.6" office:value-type="float" office:value="81.3549110689915" calcext:value-type="float">
            <text:p>81.3549110689915</text:p>
          </table:table-cell>
          <table:table-cell table:formula="of:=[.$B$4]*[.$B$7]*[.C22]/3.6" office:value-type="float" office:value="132780.987986984" calcext:value-type="float">
            <text:p>132780.987986984</text:p>
          </table:table-cell>
          <table:table-cell/>
        </table:table-row>
        <table:table-row table:style-name="ro1">
          <table:table-cell table:formula="of:=[.A22]+0.5" office:value-type="float" office:value="5.5" calcext:value-type="float">
            <text:p>5.5</text:p>
          </table:table-cell>
          <table:table-cell table:formula="of:=0.5*[.$B$7]*[.A23]*[.A23]" office:value-type="float" office:value="68.3607238843609" calcext:value-type="float">
            <text:p>68.3607238843609</text:p>
          </table:table-cell>
          <table:table-cell table:formula="of:=[.$B$7]*[.A23]*3.6" office:value-type="float" office:value="89.4904021758907" calcext:value-type="float">
            <text:p>89.4904021758907</text:p>
          </table:table-cell>
          <table:table-cell table:formula="of:=[.$B$4]*[.$B$7]*[.C23]/3.6" office:value-type="float" office:value="146059.086785683" calcext:value-type="float">
            <text:p>146059.086785683</text:p>
          </table:table-cell>
          <table:table-cell/>
        </table:table-row>
        <table:table-row table:style-name="ro1">
          <table:table-cell table:style-name="ce11" table:formula="of:=[.A23]+0.5" office:value-type="float" office:value="6" calcext:value-type="float">
            <text:p>6</text:p>
          </table:table-cell>
          <table:table-cell table:style-name="ce11" table:formula="of:=0.5*[.$B$7]*[.A24]*[.A24]" office:value-type="float" office:value="81.3549110689915" calcext:value-type="float">
            <text:p>81.3549110689915</text:p>
          </table:table-cell>
          <table:table-cell table:style-name="ce11" table:formula="of:=[.$B$7]*[.A24]*3.6" office:value-type="float" office:value="97.6258932827898" calcext:value-type="float">
            <text:p>97.6258932827898</text:p>
          </table:table-cell>
          <table:table-cell table:style-name="ce11" table:formula="of:=[.$B$4]*[.$B$7]*[.C24]/3.6" office:value-type="float" office:value="159337.185584381" calcext:value-type="float">
            <text:p>159337.185584381</text:p>
          </table:table-cell>
          <table:table-cell/>
        </table:table-row>
        <table:table-row table:style-name="ro1">
          <table:table-cell table:style-name="ce11" table:formula="of:=[.A24]+0.5" office:value-type="float" office:value="6.5" calcext:value-type="float">
            <text:p>6.5</text:p>
          </table:table-cell>
          <table:table-cell table:style-name="ce11" table:formula="of:=0.5*[.$B$7]*[.A25]*[.A25]" office:value-type="float" office:value="95.4790275740247" calcext:value-type="float">
            <text:p>95.4790275740247</text:p>
          </table:table-cell>
          <table:table-cell table:style-name="ce11" table:formula="of:=[.$B$7]*[.A25]*3.6" office:value-type="float" office:value="105.761384389689" calcext:value-type="float">
            <text:p>105.761384389689</text:p>
          </table:table-cell>
          <table:table-cell table:style-name="ce11" table:formula="of:=[.$B$4]*[.$B$7]*[.C25]/3.6" office:value-type="float" office:value="172615.284383079" calcext:value-type="float">
            <text:p>172615.284383079</text:p>
          </table:table-cell>
          <table:table-cell/>
        </table:table-row>
        <table:table-row table:style-name="ro1">
          <table:table-cell table:style-name="ce11" table:formula="of:=[.A25]+0.5" office:value-type="float" office:value="7" calcext:value-type="float">
            <text:p>7</text:p>
          </table:table-cell>
          <table:table-cell table:style-name="ce11" table:formula="of:=0.5*[.$B$7]*[.A26]*[.A26]" office:value-type="float" office:value="110.733073399461" calcext:value-type="float">
            <text:p>110.733073399461</text:p>
          </table:table-cell>
          <table:table-cell table:style-name="ce11" table:formula="of:=[.$B$7]*[.A26]*3.6" office:value-type="float" office:value="113.896875496588" calcext:value-type="float">
            <text:p>113.896875496588</text:p>
          </table:table-cell>
          <table:table-cell table:style-name="ce11" table:formula="of:=[.$B$4]*[.$B$7]*[.C26]/3.6" office:value-type="float" office:value="185893.383181778" calcext:value-type="float">
            <text:p>185893.383181778</text:p>
          </table:table-cell>
          <table:table-cell/>
        </table:table-row>
        <table:table-row table:style-name="ro1">
          <table:table-cell table:style-name="ce11" table:formula="of:=[.A26]+0.5" office:value-type="float" office:value="7.5" calcext:value-type="float">
            <text:p>7.5</text:p>
          </table:table-cell>
          <table:table-cell table:style-name="ce11" table:formula="of:=0.5*[.$B$7]*[.A27]*[.A27]" office:value-type="float" office:value="127.117048545299" calcext:value-type="float">
            <text:p>127.117048545299</text:p>
          </table:table-cell>
          <table:table-cell table:style-name="ce11" table:formula="of:=[.$B$7]*[.A27]*3.6" office:value-type="float" office:value="122.032366603487" calcext:value-type="float">
            <text:p>122.032366603487</text:p>
          </table:table-cell>
          <table:table-cell table:style-name="ce11" table:formula="of:=[.$B$4]*[.$B$7]*[.C27]/3.6" office:value-type="float" office:value="199171.481980476" calcext:value-type="float">
            <text:p>199171.481980476</text:p>
          </table:table-cell>
          <table:table-cell/>
        </table:table-row>
        <table:table-row table:style-name="ro1">
          <table:table-cell table:style-name="ce11" table:formula="of:=[.A27]+0.5" office:value-type="float" office:value="8" calcext:value-type="float">
            <text:p>8</text:p>
          </table:table-cell>
          <table:table-cell table:style-name="ce11" table:formula="of:=0.5*[.$B$7]*[.A28]*[.A28]" office:value-type="float" office:value="144.63095301154" calcext:value-type="float">
            <text:p>144.63095301154</text:p>
          </table:table-cell>
          <table:table-cell table:style-name="ce11" table:formula="of:=[.$B$7]*[.A28]*3.6" office:value-type="float" office:value="130.167857710386" calcext:value-type="float">
            <text:p>130.167857710386</text:p>
          </table:table-cell>
          <table:table-cell table:style-name="ce11" table:formula="of:=[.$B$4]*[.$B$7]*[.C28]/3.6" office:value-type="float" office:value="212449.580779174" calcext:value-type="float">
            <text:p>212449.580779174</text:p>
          </table:table-cell>
          <table:table-cell/>
        </table:table-row>
        <table:table-row table:style-name="ro1">
          <table:table-cell table:style-name="ce11" table:formula="of:=[.A28]+0.5" office:value-type="float" office:value="8.5" calcext:value-type="float">
            <text:p>8.5</text:p>
          </table:table-cell>
          <table:table-cell table:style-name="ce11" table:formula="of:=0.5*[.$B$7]*[.A29]*[.A29]" office:value-type="float" office:value="163.274786798184" calcext:value-type="float">
            <text:p>163.274786798184</text:p>
          </table:table-cell>
          <table:table-cell table:style-name="ce11" table:formula="of:=[.$B$7]*[.A29]*3.6" office:value-type="float" office:value="138.303348817286" calcext:value-type="float">
            <text:p>138.303348817286</text:p>
          </table:table-cell>
          <table:table-cell table:style-name="ce11" table:formula="of:=[.$B$4]*[.$B$7]*[.C29]/3.6" office:value-type="float" office:value="225727.679577873" calcext:value-type="float">
            <text:p>225727.679577873</text:p>
          </table:table-cell>
          <table:table-cell/>
        </table:table-row>
        <table:table-row table:style-name="ro1">
          <table:table-cell table:style-name="ce11" table:formula="of:=[.A29]+0.5" office:value-type="float" office:value="9" calcext:value-type="float">
            <text:p>9</text:p>
          </table:table-cell>
          <table:table-cell table:style-name="ce11" table:formula="of:=0.5*[.$B$7]*[.A30]*[.A30]" office:value-type="float" office:value="183.048549905231" calcext:value-type="float">
            <text:p>183.048549905231</text:p>
          </table:table-cell>
          <table:table-cell table:style-name="ce11" table:formula="of:=[.$B$7]*[.A30]*3.6" office:value-type="float" office:value="146.438839924185" calcext:value-type="float">
            <text:p>146.438839924185</text:p>
          </table:table-cell>
          <table:table-cell table:style-name="ce11" table:formula="of:=[.$B$4]*[.$B$7]*[.C30]/3.6" office:value-type="float" office:value="239005.778376571" calcext:value-type="float">
            <text:p>239005.778376571</text:p>
          </table:table-cell>
          <table:table-cell/>
        </table:table-row>
        <table:table-row table:style-name="ro1">
          <table:table-cell table:style-name="ce11" table:formula="of:=[.A30]+0.5" office:value-type="float" office:value="9.5" calcext:value-type="float">
            <text:p>9.5</text:p>
          </table:table-cell>
          <table:table-cell table:style-name="ce11" table:formula="of:=0.5*[.$B$7]*[.A31]*[.A31]" office:value-type="float" office:value="203.95224233268" calcext:value-type="float">
            <text:p>203.95224233268</text:p>
          </table:table-cell>
          <table:table-cell table:style-name="ce11" table:formula="of:=[.$B$7]*[.A31]*3.6" office:value-type="float" office:value="154.574331031084" calcext:value-type="float">
            <text:p>154.574331031084</text:p>
          </table:table-cell>
          <table:table-cell table:style-name="ce11" table:formula="of:=[.$B$4]*[.$B$7]*[.C31]/3.6" office:value-type="float" office:value="252283.87717527" calcext:value-type="float">
            <text:p>252283.87717527</text:p>
          </table:table-cell>
          <table:table-cell/>
        </table:table-row>
        <table:table-row table:style-name="ro1">
          <table:table-cell table:style-name="ce11" table:formula="of:=[.A31]+0.5" office:value-type="float" office:value="10" calcext:value-type="float">
            <text:p>10</text:p>
          </table:table-cell>
          <table:table-cell table:style-name="ce11" table:formula="of:=0.5*[.$B$7]*[.A32]*[.A32]" office:value-type="float" office:value="225.985864080532" calcext:value-type="float">
            <text:p>225.985864080532</text:p>
          </table:table-cell>
          <table:table-cell table:style-name="ce11" table:formula="of:=[.$B$7]*[.A32]*3.6" office:value-type="float" office:value="162.709822137983" calcext:value-type="float">
            <text:p>162.709822137983</text:p>
          </table:table-cell>
          <table:table-cell table:style-name="ce11" table:formula="of:=[.$B$4]*[.$B$7]*[.C32]/3.6" office:value-type="float" office:value="265561.975973968" calcext:value-type="float">
            <text:p>265561.975973968</text:p>
          </table:table-cell>
          <table:table-cell/>
        </table:table-row>
        <table:table-row table:style-name="ro1">
          <table:table-cell table:style-name="ce11" table:formula="of:=[.A32]+0.5" office:value-type="float" office:value="10.5" calcext:value-type="float">
            <text:p>10.5</text:p>
          </table:table-cell>
          <table:table-cell table:style-name="ce11" table:formula="of:=0.5*[.$B$7]*[.A33]*[.A33]" office:value-type="float" office:value="249.149415148786" calcext:value-type="float">
            <text:p>249.149415148786</text:p>
          </table:table-cell>
          <table:table-cell table:style-name="ce11" table:formula="of:=[.$B$7]*[.A33]*3.6" office:value-type="float" office:value="170.845313244882" calcext:value-type="float">
            <text:p>170.845313244882</text:p>
          </table:table-cell>
          <table:table-cell table:style-name="ce11" table:formula="of:=[.$B$4]*[.$B$7]*[.C33]/3.6" office:value-type="float" office:value="278840.074772666" calcext:value-type="float">
            <text:p>278840.074772666</text:p>
          </table:table-cell>
          <table:table-cell/>
        </table:table-row>
        <table:table-row table:style-name="ro1">
          <table:table-cell table:style-name="ce11" table:formula="of:=[.A33]+0.5" office:value-type="float" office:value="11" calcext:value-type="float">
            <text:p>11</text:p>
          </table:table-cell>
          <table:table-cell table:style-name="ce11" table:formula="of:=0.5*[.$B$7]*[.A34]*[.A34]" office:value-type="float" office:value="273.442895537444" calcext:value-type="float">
            <text:p>273.442895537444</text:p>
          </table:table-cell>
          <table:table-cell table:style-name="ce11" table:formula="of:=[.$B$7]*[.A34]*3.6" office:value-type="float" office:value="178.980804351781" calcext:value-type="float">
            <text:p>178.980804351781</text:p>
          </table:table-cell>
          <table:table-cell table:style-name="ce11" table:formula="of:=[.$B$4]*[.$B$7]*[.C34]/3.6" office:value-type="float" office:value="292118.173571365" calcext:value-type="float">
            <text:p>292118.173571365</text:p>
          </table:table-cell>
          <table:table-cell/>
        </table:table-row>
        <table:table-row table:style-name="ro1">
          <table:table-cell table:style-name="ce11" table:formula="of:=[.A34]+0.5" office:value-type="float" office:value="11.5" calcext:value-type="float">
            <text:p>11.5</text:p>
          </table:table-cell>
          <table:table-cell table:style-name="ce11" table:formula="of:=0.5*[.$B$7]*[.A35]*[.A35]" office:value-type="float" office:value="298.866305246503" calcext:value-type="float">
            <text:p>298.866305246503</text:p>
          </table:table-cell>
          <table:table-cell table:style-name="ce11" table:formula="of:=[.$B$7]*[.A35]*3.6" office:value-type="float" office:value="187.11629545868" calcext:value-type="float">
            <text:p>187.11629545868</text:p>
          </table:table-cell>
          <table:table-cell table:style-name="ce11" table:formula="of:=[.$B$4]*[.$B$7]*[.C35]/3.6" office:value-type="float" office:value="305396.272370063" calcext:value-type="float">
            <text:p>305396.272370063</text:p>
          </table:table-cell>
          <table:table-cell/>
        </table:table-row>
        <table:table-row table:style-name="ro1">
          <table:table-cell table:style-name="ce11" table:formula="of:=[.A35]+0.5" office:value-type="float" office:value="12" calcext:value-type="float">
            <text:p>12</text:p>
          </table:table-cell>
          <table:table-cell table:style-name="ce11" table:formula="of:=0.5*[.$B$7]*[.A36]*[.A36]" office:value-type="float" office:value="325.419644275966" calcext:value-type="float">
            <text:p>325.419644275966</text:p>
          </table:table-cell>
          <table:table-cell table:style-name="ce11" table:formula="of:=[.$B$7]*[.A36]*3.6" office:value-type="float" office:value="195.25178656558" calcext:value-type="float">
            <text:p>195.25178656558</text:p>
          </table:table-cell>
          <table:table-cell table:style-name="ce11" table:formula="of:=[.$B$4]*[.$B$7]*[.C36]/3.6" office:value-type="float" office:value="318674.371168762" calcext:value-type="float">
            <text:p>318674.371168762</text:p>
          </table:table-cell>
          <table:table-cell/>
        </table:table-row>
        <table:table-row table:style-name="ro1">
          <table:table-cell table:style-name="ce11" table:formula="of:=[.A36]+0.5" office:value-type="float" office:value="12.5" calcext:value-type="float">
            <text:p>12.5</text:p>
          </table:table-cell>
          <table:table-cell table:style-name="ce11" table:formula="of:=0.5*[.$B$7]*[.A37]*[.A37]" office:value-type="float" office:value="353.102912625831" calcext:value-type="float">
            <text:p>353.102912625831</text:p>
          </table:table-cell>
          <table:table-cell table:style-name="ce11" table:formula="of:=[.$B$7]*[.A37]*3.6" office:value-type="float" office:value="203.387277672479" calcext:value-type="float">
            <text:p>203.387277672479</text:p>
          </table:table-cell>
          <table:table-cell table:style-name="ce11" table:formula="of:=[.$B$4]*[.$B$7]*[.C37]/3.6" office:value-type="float" office:value="331952.46996746" calcext:value-type="float">
            <text:p>331952.46996746</text:p>
          </table:table-cell>
          <table:table-cell/>
        </table:table-row>
        <table:table-row table:style-name="ro1">
          <table:table-cell table:style-name="ce11" table:formula="of:=[.A37]+0.5" office:value-type="float" office:value="13" calcext:value-type="float">
            <text:p>13</text:p>
          </table:table-cell>
          <table:table-cell table:style-name="ce11" table:formula="of:=0.5*[.$B$7]*[.A38]*[.A38]" office:value-type="float" office:value="381.916110296099" calcext:value-type="float">
            <text:p>381.916110296099</text:p>
          </table:table-cell>
          <table:table-cell table:style-name="ce11" table:formula="of:=[.$B$7]*[.A38]*3.6" office:value-type="float" office:value="211.522768779378" calcext:value-type="float">
            <text:p>211.522768779378</text:p>
          </table:table-cell>
          <table:table-cell table:style-name="ce11" table:formula="of:=[.$B$4]*[.$B$7]*[.C38]/3.6" office:value-type="float" office:value="345230.568766159" calcext:value-type="float">
            <text:p>345230.568766159</text:p>
          </table:table-cell>
          <table:table-cell/>
        </table:table-row>
        <table:table-row table:style-name="ro1">
          <table:table-cell table:style-name="ce11" table:formula="of:=[.A38]+0.5" office:value-type="float" office:value="13.5" calcext:value-type="float">
            <text:p>13.5</text:p>
          </table:table-cell>
          <table:table-cell table:style-name="ce11" table:formula="of:=0.5*[.$B$7]*[.A39]*[.A39]" office:value-type="float" office:value="411.859237286769" calcext:value-type="float">
            <text:p>411.859237286769</text:p>
          </table:table-cell>
          <table:table-cell table:style-name="ce11" table:formula="of:=[.$B$7]*[.A39]*3.6" office:value-type="float" office:value="219.658259886277" calcext:value-type="float">
            <text:p>219.658259886277</text:p>
          </table:table-cell>
          <table:table-cell table:style-name="ce11" table:formula="of:=[.$B$4]*[.$B$7]*[.C39]/3.6" office:value-type="float" office:value="358508.667564857" calcext:value-type="float">
            <text:p>358508.667564857</text:p>
          </table:table-cell>
          <table:table-cell/>
        </table:table-row>
        <table:table-row table:style-name="ro1">
          <table:table-cell table:style-name="ce11" table:formula="of:=[.A39]+0.5" office:value-type="float" office:value="14" calcext:value-type="float">
            <text:p>14</text:p>
          </table:table-cell>
          <table:table-cell table:style-name="ce11" table:formula="of:=0.5*[.$B$7]*[.A40]*[.A40]" office:value-type="float" office:value="442.932293597842" calcext:value-type="float">
            <text:p>442.932293597842</text:p>
          </table:table-cell>
          <table:table-cell table:style-name="ce11" table:formula="of:=[.$B$7]*[.A40]*3.6" office:value-type="float" office:value="227.793750993176" calcext:value-type="float">
            <text:p>227.793750993176</text:p>
          </table:table-cell>
          <table:table-cell table:style-name="ce11" table:formula="of:=[.$B$4]*[.$B$7]*[.C40]/3.6" office:value-type="float" office:value="371786.766363555" calcext:value-type="float">
            <text:p>371786.766363555</text:p>
          </table:table-cell>
          <table:table-cell/>
        </table:table-row>
        <table:table-row table:style-name="ro1">
          <table:table-cell table:style-name="ce11" table:formula="of:=[.A40]+0.5" office:value-type="float" office:value="14.5" calcext:value-type="float">
            <text:p>14.5</text:p>
          </table:table-cell>
          <table:table-cell table:style-name="ce11" table:formula="of:=0.5*[.$B$7]*[.A41]*[.A41]" office:value-type="float" office:value="475.135279229318" calcext:value-type="float">
            <text:p>475.135279229318</text:p>
          </table:table-cell>
          <table:table-cell table:style-name="ce11" table:formula="of:=[.$B$7]*[.A41]*3.6" office:value-type="float" office:value="235.929242100075" calcext:value-type="float">
            <text:p>235.929242100075</text:p>
          </table:table-cell>
          <table:table-cell table:style-name="ce11" table:formula="of:=[.$B$4]*[.$B$7]*[.C41]/3.6" office:value-type="float" office:value="385064.865162254" calcext:value-type="float">
            <text:p>385064.865162254</text:p>
          </table:table-cell>
          <table:table-cell/>
        </table:table-row>
        <table:table-row table:style-name="ro1">
          <table:table-cell table:style-name="ce11" table:formula="of:=[.A41]+0.5" office:value-type="float" office:value="15" calcext:value-type="float">
            <text:p>15</text:p>
          </table:table-cell>
          <table:table-cell table:style-name="ce11" table:formula="of:=0.5*[.$B$7]*[.A42]*[.A42]" office:value-type="float" office:value="508.468194181197" calcext:value-type="float">
            <text:p>508.468194181197</text:p>
          </table:table-cell>
          <table:table-cell table:style-name="ce11" table:formula="of:=[.$B$7]*[.A42]*3.6" office:value-type="float" office:value="244.064733206974" calcext:value-type="float">
            <text:p>244.064733206974</text:p>
          </table:table-cell>
          <table:table-cell table:style-name="ce11" table:formula="of:=[.$B$4]*[.$B$7]*[.C42]/3.6" office:value-type="float" office:value="398342.963960952" calcext:value-type="float">
            <text:p>398342.963960952</text:p>
          </table:table-cell>
          <table:table-cell/>
        </table:table-row>
        <table:table-row table:style-name="ro1">
          <table:table-cell table:formula="of:=[.A42]+0.5" office:value-type="float" office:value="15.5" calcext:value-type="float">
            <text:p>15.5</text:p>
          </table:table-cell>
          <table:table-cell table:formula="of:=0.5*[.$B$7]*[.A43]*[.A43]" office:value-type="float" office:value="542.931038453478" calcext:value-type="float">
            <text:p>542.931038453478</text:p>
          </table:table-cell>
          <table:table-cell table:formula="of:=[.$B$7]*[.A43]*3.6" office:value-type="float" office:value="252.200224313874" calcext:value-type="float">
            <text:p>252.200224313874</text:p>
          </table:table-cell>
          <table:table-cell table:formula="of:=[.$B$4]*[.$B$7]*[.C43]/3.6" office:value-type="float" office:value="411621.062759651" calcext:value-type="float">
            <text:p>411621.062759651</text:p>
          </table:table-cell>
          <table:table-cell/>
        </table:table-row>
        <table:table-row table:style-name="ro1">
          <table:table-cell table:formula="of:=[.A43]+0.5" office:value-type="float" office:value="16" calcext:value-type="float">
            <text:p>16</text:p>
          </table:table-cell>
          <table:table-cell table:formula="of:=0.5*[.$B$7]*[.A44]*[.A44]" office:value-type="float" office:value="578.523812046162" calcext:value-type="float">
            <text:p>578.523812046162</text:p>
          </table:table-cell>
          <table:table-cell table:formula="of:=[.$B$7]*[.A44]*3.6" office:value-type="float" office:value="260.335715420773" calcext:value-type="float">
            <text:p>260.335715420773</text:p>
          </table:table-cell>
          <table:table-cell table:number-columns-repeated="2"/>
        </table:table-row>
        <table:table-row table:style-name="ro1">
          <table:table-cell table:formula="of:=[.A44]+0.5" office:value-type="float" office:value="16.5" calcext:value-type="float">
            <text:p>16.5</text:p>
          </table:table-cell>
          <table:table-cell table:formula="of:=0.5*[.$B$7]*[.A45]*[.A45]" office:value-type="float" office:value="615.246514959248" calcext:value-type="float">
            <text:p>615.246514959248</text:p>
          </table:table-cell>
          <table:table-cell table:formula="of:=[.$B$7]*[.A45]*3.6" office:value-type="float" office:value="268.471206527672" calcext:value-type="float">
            <text:p>268.471206527672</text:p>
          </table:table-cell>
          <table:table-cell table:number-columns-repeated="2"/>
        </table:table-row>
        <table:table-row table:style-name="ro1">
          <table:table-cell table:formula="of:=[.A45]+0.5" office:value-type="float" office:value="17" calcext:value-type="float">
            <text:p>17</text:p>
          </table:table-cell>
          <table:table-cell table:formula="of:=0.5*[.$B$7]*[.A46]*[.A46]" office:value-type="float" office:value="653.099147192737" calcext:value-type="float">
            <text:p>653.099147192737</text:p>
          </table:table-cell>
          <table:table-cell table:formula="of:=[.$B$7]*[.A46]*3.6" office:value-type="float" office:value="276.606697634571" calcext:value-type="float">
            <text:p>276.606697634571</text:p>
          </table:table-cell>
          <table:table-cell table:number-columns-repeated="2"/>
        </table:table-row>
        <table:table-row table:style-name="ro1">
          <table:table-cell table:formula="of:=[.A46]+0.5" office:value-type="float" office:value="17.5" calcext:value-type="float">
            <text:p>17.5</text:p>
          </table:table-cell>
          <table:table-cell table:formula="of:=0.5*[.$B$7]*[.A47]*[.A47]" office:value-type="float" office:value="692.081708746629" calcext:value-type="float">
            <text:p>692.081708746629</text:p>
          </table:table-cell>
          <table:table-cell table:formula="of:=[.$B$7]*[.A47]*3.6" office:value-type="float" office:value="284.74218874147" calcext:value-type="float">
            <text:p>284.74218874147</text:p>
          </table:table-cell>
          <table:table-cell table:number-columns-repeated="2"/>
        </table:table-row>
        <table:table-row table:style-name="ro1">
          <table:table-cell table:formula="of:=[.A47]+0.5" office:value-type="float" office:value="18" calcext:value-type="float">
            <text:p>18</text:p>
          </table:table-cell>
          <table:table-cell table:formula="of:=0.5*[.$B$7]*[.A48]*[.A48]" office:value-type="float" office:value="732.194199620924" calcext:value-type="float">
            <text:p>732.194199620924</text:p>
          </table:table-cell>
          <table:table-cell table:formula="of:=[.$B$7]*[.A48]*3.6" office:value-type="float" office:value="292.877679848369" calcext:value-type="float">
            <text:p>292.877679848369</text:p>
          </table:table-cell>
          <table:table-cell table:number-columns-repeated="2"/>
        </table:table-row>
        <table:table-row table:style-name="ro1">
          <table:table-cell table:formula="of:=[.A48]+0.5" office:value-type="float" office:value="18.5" calcext:value-type="float">
            <text:p>18.5</text:p>
          </table:table-cell>
          <table:table-cell table:formula="of:=0.5*[.$B$7]*[.A49]*[.A49]" office:value-type="float" office:value="773.436619815621" calcext:value-type="float">
            <text:p>773.436619815621</text:p>
          </table:table-cell>
          <table:table-cell table:formula="of:=[.$B$7]*[.A49]*3.6" office:value-type="float" office:value="301.013170955269" calcext:value-type="float">
            <text:p>301.013170955269</text:p>
          </table:table-cell>
          <table:table-cell table:number-columns-repeated="2"/>
        </table:table-row>
        <table:table-row table:style-name="ro1">
          <table:table-cell table:formula="of:=[.A49]+0.5" office:value-type="float" office:value="19" calcext:value-type="float">
            <text:p>19</text:p>
          </table:table-cell>
          <table:table-cell table:formula="of:=0.5*[.$B$7]*[.A50]*[.A50]" office:value-type="float" office:value="815.80896933072" calcext:value-type="float">
            <text:p>815.80896933072</text:p>
          </table:table-cell>
          <table:table-cell table:formula="of:=[.$B$7]*[.A50]*3.6" office:value-type="float" office:value="309.148662062168" calcext:value-type="float">
            <text:p>309.148662062168</text:p>
          </table:table-cell>
          <table:table-cell table:number-columns-repeated="2"/>
        </table:table-row>
        <table:table-row table:style-name="ro1">
          <table:table-cell table:formula="of:=[.A50]+0.5" office:value-type="float" office:value="19.5" calcext:value-type="float">
            <text:p>19.5</text:p>
          </table:table-cell>
          <table:table-cell table:formula="of:=0.5*[.$B$7]*[.A51]*[.A51]" office:value-type="float" office:value="859.311248166223" calcext:value-type="float">
            <text:p>859.311248166223</text:p>
          </table:table-cell>
          <table:table-cell table:formula="of:=[.$B$7]*[.A51]*3.6" office:value-type="float" office:value="317.284153169067" calcext:value-type="float">
            <text:p>317.284153169067</text:p>
          </table:table-cell>
          <table:table-cell table:number-columns-repeated="2"/>
        </table:table-row>
        <table:table-row table:style-name="ro1">
          <table:table-cell table:formula="of:=[.A51]+0.5" office:value-type="float" office:value="20" calcext:value-type="float">
            <text:p>20</text:p>
          </table:table-cell>
          <table:table-cell table:formula="of:=0.5*[.$B$7]*[.A52]*[.A52]" office:value-type="float" office:value="903.943456322128" calcext:value-type="float">
            <text:p>903.943456322128</text:p>
          </table:table-cell>
          <table:table-cell table:formula="of:=[.$B$7]*[.A52]*3.6" office:value-type="float" office:value="325.419644275966" calcext:value-type="float">
            <text:p>325.419644275966</text:p>
          </table:table-cell>
          <table:table-cell table:number-columns-repeated="2"/>
        </table:table-row>
        <table:table-row table:style-name="ro1">
          <table:table-cell table:formula="of:=[.A52]+0.5" office:value-type="float" office:value="20.5" calcext:value-type="float">
            <text:p>20.5</text:p>
          </table:table-cell>
          <table:table-cell table:formula="of:=0.5*[.$B$7]*[.A53]*[.A53]" office:value-type="float" office:value="949.705593798436" calcext:value-type="float">
            <text:p>949.705593798436</text:p>
          </table:table-cell>
          <table:table-cell table:formula="of:=[.$B$7]*[.A53]*3.6" office:value-type="float" office:value="333.555135382865" calcext:value-type="float">
            <text:p>333.555135382865</text:p>
          </table:table-cell>
          <table:table-cell table:number-columns-repeated="2"/>
        </table:table-row>
        <table:table-row table:style-name="ro1">
          <table:table-cell table:formula="of:=[.A53]+0.5" office:value-type="float" office:value="21" calcext:value-type="float">
            <text:p>21</text:p>
          </table:table-cell>
          <table:table-cell table:formula="of:=0.5*[.$B$7]*[.A54]*[.A54]" office:value-type="float" office:value="996.597660595146" calcext:value-type="float">
            <text:p>996.597660595146</text:p>
          </table:table-cell>
          <table:table-cell table:formula="of:=[.$B$7]*[.A54]*3.6" office:value-type="float" office:value="341.690626489764" calcext:value-type="float">
            <text:p>341.690626489764</text:p>
          </table:table-cell>
          <table:table-cell table:number-columns-repeated="2"/>
        </table:table-row>
        <table:table-row table:style-name="ro1">
          <table:table-cell table:formula="of:=[.A54]+0.5" office:value-type="float" office:value="21.5" calcext:value-type="float">
            <text:p>21.5</text:p>
          </table:table-cell>
          <table:table-cell table:formula="of:=0.5*[.$B$7]*[.A55]*[.A55]" office:value-type="float" office:value="1044.61965671226" calcext:value-type="float">
            <text:p>1044.61965671226</text:p>
          </table:table-cell>
          <table:table-cell table:formula="of:=[.$B$7]*[.A55]*3.6" office:value-type="float" office:value="349.826117596663" calcext:value-type="float">
            <text:p>349.8261175966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3:49:02.022106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1T22:42:38.154419206</meta:creation-date>
    <dc:date>2021-07-20T13:49:15.376011966</dc:date>
    <meta:editing-duration>PT18M43S</meta:editing-duration>
    <meta:editing-cycles>5</meta:editing-cycles>
    <meta:generator>LibreOffice/7.0.3.1$Linux_X86_64 LibreOffice_project/d7547858d014d4cf69878db179d326fc3483e082</meta:generator>
    <meta:document-statistic meta:table-count="1" meta:cell-count="190" meta:object-count="0"/>
  </office:meta>
</office:document-meta>
</file>